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2.10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2.0335in"/>
    </style:style>
    <style:style style:name="co8" style:family="table-column">
      <style:table-column-properties fo:break-before="auto" style:column-width="0.1307in"/>
    </style:style>
    <style:style style:name="co9" style:family="table-column">
      <style:table-column-properties fo:break-before="auto" style:column-width="4.985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098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value-type" style:repeat-content="false"/>
      <style:paragraph-properties fo:margin-left="0in"/>
    </style:style>
    <style:style style:name="ce8" style:family="table-cell" style:parent-style-name="Default" style:data-style-name="N123">
      <style:table-cell-properties style:text-align-source="value-type" style:repeat-content="false"/>
      <style:paragraph-properties fo:margin-left="0in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2" style:family="table-cell" style:parent-style-name="Default" style:data-style-name="N104">
      <style:table-cell-properties fo:background-color="#ffff00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/>
    <style:style style:name="T1" style:family="text">
      <style:text-properties fo:font-size="12pt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6"/>
          <table:table-cell table:style-name="ce9"/>
          <table:table-cell table:style-name="ce2"/>
          <table:table-cell table:style-name="ce1" table:number-columns-repeated="1017"/>
        </table:table-row>
        <table:table-row table:style-name="ro2">
          <table:table-cell table:style-name="ce1"/>
          <table:table-cell table:style-name="ce3" office:value-type="string" table:number-columns-spanned="5" table:number-rows-spanned="1">
            <text:p>5370 processor replacement board project bill-of-materials</text:p>
          </table:table-cell>
          <table:covered-table-cell table:number-columns-repeated="2" table:style-name="ce5"/>
          <table:covered-table-cell table:style-name="ce6"/>
          <table:covered-table-cell table:style-name="ce9"/>
          <table:table-cell table:style-name="ce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3"/>
          <table:table-cell table:style-name="ce6"/>
          <table:table-cell table:style-name="ce9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2" office:value-type="string">
            <text:p>Qua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kage</text:p>
          </table:table-cell>
          <table:table-cell table:style-name="ce6" office:value-type="string">
            <text:p>Quan 1</text:p>
          </table:table-cell>
          <table:table-cell table:style-name="ce6" office:value-type="string">
            <text:p>Extended</text:p>
          </table:table-cell>
          <table:table-cell table:style-name="ce2" office:value-type="string">
            <text:p>Supplier</text:p>
          </table:table-cell>
          <table:table-cell table:style-name="ce1" office:value-type="string">
            <text:p>part number / reference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BeagleBone Black SBC</text:p>
          </table:table-cell>
          <table:table-cell/>
          <table:table-cell office:value-type="currency" office:currency="USD" office:value="45">
            <text:p>$45.00</text:p>
          </table:table-cell>
          <table:table-cell table:formula="of:=[.B6]*[.E6]" office:value-type="currency" office:currency="USD" office:value="45">
            <text:p>$45.0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BB-BBLK-000virtualkey99990000virtualkey595-BB-BBLK-000">595-BB-BBLK-000</text:a>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formula="of:=114.45/3" office:value-type="currency" office:currency="USD" office:value="38.15">
            <text:p>$38.15</text:p>
          </table:table-cell>
          <table:table-cell table:style-name="ce11" table:formula="of:=[.B7]*[.E7]" office:value-type="currency" office:currency="USD" office:value="38.15">
            <text:p>$38.15</text:p>
          </table:table-cell>
          <table:table-cell office:value-type="string">
            <text:p>OSHPark</text:p>
          </table:table-cell>
          <table:table-cell table:style-name="ce15"/>
          <table:table-cell/>
          <table:table-cell office:value-type="string">
            <text:p>this is 1/3 of the three board minimum they charge ($114.45)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2x13 header, 8.08 mm post</text:p>
          </table:table-cell>
          <table:table-cell office:value-type="string">
            <text:p>0.1”</text:p>
          </table:table-cell>
          <table:table-cell office:value-type="currency" office:currency="USD" office:value="3.3">
            <text:p>$3.30</text:p>
          </table:table-cell>
          <table:table-cell table:formula="of:=[.B8]*[.E8]" office:value-type="currency" office:currency="USD" office:value="9.9">
            <text:p>$9.9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6-146253-3virtualkey57100000virtualkey571-6-146253-3">571-6-146253-3</text:a></text:span></text:p>
          </table:table-cell>
          <table:table-cell/>
          <table:table-cell office:value-type="string">
            <text:p>must have post length of 8.08 mm or so to reach the inverted BBB head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74LVC4245 bus xcvr</text:p>
          </table:table-cell>
          <table:table-cell office:value-type="string">
            <text:p>SO-24</text:p>
          </table:table-cell>
          <table:table-cell office:value-type="currency" office:currency="USD" office:value="0.87">
            <text:p>$0.87</text:p>
          </table:table-cell>
          <table:table-cell table:formula="of:=[.B9]*[.E9]" office:value-type="currency" office:currency="USD" office:value="0.87">
            <text:p>$0.87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74LVC4245AD%2C118virtualkey66800000virtualkey771-74LVC4245AD-T">771-74LVC4245AD-T</text:a></text:span>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4.7K array</text:p>
          </table:table-cell>
          <table:table-cell office:value-type="string">
            <text:p>SOIC-16</text:p>
          </table:table-cell>
          <table:table-cell office:value-type="currency" office:currency="USD" office:value="0.64">
            <text:p>$0.64</text:p>
          </table:table-cell>
          <table:table-cell table:formula="of:=[.B10]*[.E10]" office:value-type="currency" office:currency="USD" office:value="0.64">
            <text:p>$0.64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4816P-2-472LFvirtualkey65210000virtualkey652-4816P-2LF-4.7K">652-4816P-2LF-4.7K</text:a></text:span>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Schottky diode</text:p>
          </table:table-cell>
          <table:table-cell office:value-type="string">
            <text:p>0805</text:p>
          </table:table-cell>
          <table:table-cell office:value-type="currency" office:currency="USD" office:value="0.31">
            <text:p>$0.31</text:p>
          </table:table-cell>
          <table:table-cell table:formula="of:=[.B11]*[.E11]" office:value-type="currency" office:currency="USD" office:value="0.62">
            <text:p>$0.6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NSVR0320MW2T1Gvirtualkey58410000virtualkey863-NSVR0320MW2T1G">863-NSVR0320MW2T1G</text:a></text:span></text:p>
          </table:table-cell>
          <table:table-cell/>
          <table:table-cell office:value-type="string">
            <text:p>must be a diode that has a Vref of &lt;= 240 mV @ If = 10 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0805</text:p>
          </table:table-cell>
          <table:table-cell table:style-name="ce8" office:value-type="currency" office:currency="USD" office:value="0.048">
            <text:p>$0.048</text:p>
          </table:table-cell>
          <table:table-cell table:formula="of:=[.B12]*[.E12]" office:value-type="currency" office:currency="USD" office:value="0.096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CRCW0805150RFKEAvirtualkey61300000virtualkey71-CRCW0805-150-E3">71-CRCW0805-150-E3</text:a></text:span>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10 nF</text:p>
          </table:table-cell>
          <table:table-cell office:value-type="string">
            <text:p>0805</text:p>
          </table:table-cell>
          <table:table-cell office:value-type="currency" office:currency="USD" office:value="0.06">
            <text:p>$0.06</text:p>
          </table:table-cell>
          <table:table-cell table:formula="of:=[.B13]*[.E13]" office:value-type="currency" office:currency="USD" office:value="0.12">
            <text:p>$0.1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VJ0805Y103JXAPW1BCvirtualkey61340000virtualkey77-VJ0805Y103JXAPBC">77-VJ0805Y103JXAPBC</text:a></text:span>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10 uF 6.3v</text:p>
          </table:table-cell>
          <table:table-cell office:value-type="string">
            <text:p>0805</text:p>
          </table:table-cell>
          <table:table-cell office:value-type="currency" office:currency="USD" office:value="0.2">
            <text:p>$0.20</text:p>
          </table:table-cell>
          <table:table-cell table:formula="of:=[.B14]*[.E14]" office:value-type="currency" office:currency="USD" office:value="0.2">
            <text:p>$0.2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T491A106K006AT7280virtualkey64600000virtualkey80-T491A106K0067280">80-T491A106K0067280</text:a></text:span>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string">
            <text:p>0805</text:p>
          </table:table-cell>
          <table:table-cell office:value-type="currency" office:currency="USD" office:value="0.1">
            <text:p>$0.10</text:p>
          </table:table-cell>
          <table:table-cell table:formula="of:=[.B15]*[.E15]" office:value-type="currency" office:currency="USD" office:value="0.1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MMZ2012R102Avirtualkey52130000virtualkey810-MMZ2012R102A">810-MMZ2012R102A</text:a></text:span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9" table:formula="of:=SUM([.F6:.F15])-[.F7]" office:value-type="currency" office:currency="USD" office:value="57.546">
            <text:p>$57.55</text:p>
          </table:table-cell>
          <table:table-cell table:style-name="ce13" office:value-type="string" table:number-columns-spanned="2" table:number-rows-spanned="1">
            <text:p><text:s/>less PCB cost which is variable</text:p>
          </table:table-cell>
          <table:covered-table-cell table:style-name="ce13"/>
          <table:table-cell table:number-columns-repeated="1016"/>
        </table:table-row>
        <table:table-row table:style-name="ro1">
          <table:table-cell table:number-columns-repeated="5"/>
          <table:table-cell table:style-name="ce12" table:formula="of:=SUM([.F6:.F15])" office:value-type="currency" office:currency="USD" office:value="95.696">
            <text:p>$95.70</text:p>
          </table:table-cell>
          <table:table-cell table:style-name="ce13" office:value-type="string" table:number-columns-spanned="2" table:number-rows-spanned="1">
            <text:p><text:s/>with OSHPark's PCB</text:p>
          </table:table-cell>
          <table:covered-table-cell table:style-name="ce13"/>
          <table:table-cell table:number-columns-repeated="1016"/>
        </table:table-row>
        <table:table-row table:style-name="ro1" table:number-rows-repeated="13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0" number:min-integer-digits="4"/>
    </number:number-style>
    <number:number-style style:name="N120">
      <number:number number:decimal-places="3" number:min-integer-digits="0"/>
    </number:number-style>
    <number:number-style style:name="N121">
      <number:number number:decimal-places="1" number:min-integer-digits="1"/>
    </number:number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10/26/2013</text:date>, <text:time>15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0-12-11T12:18:08</meta:creation-date>
    <dc:date>2013-10-26T15:38:59</dc:date>
    <dc:creator>John Seamons</dc:creator>
    <meta:editing-duration>P49DT23H59M11S</meta:editing-duration>
    <meta:editing-cycles>688</meta:editing-cycles>
    <meta:generator>OpenOffice.org/3.4.1$Unix OpenOffice.org_project/341m1$Build-9593</meta:generator>
    <meta:document-statistic meta:table-count="1" meta:cell-count="83" meta:object-count="0"/>
  </office:meta>
</office:document-meta>
</file>